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0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1.A" style:family="table-column">
      <style:table-column-properties style:column-width="8.5cm" style:rel-column-width="32767*"/>
    </style:style>
    <style:style style:name="Tabla11.B" style:family="table-column">
      <style:table-column-properties style:column-width="8.5cm" style:rel-column-width="32768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3.A" style:family="table-column">
      <style:table-column-properties style:column-width="8.5cm" style:rel-column-width="32767*"/>
    </style:style>
    <style:style style:name="Tabla13.B" style:family="table-column">
      <style:table-column-properties style:column-width="8.5cm" style:rel-column-width="32768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4.A" style:family="table-column">
      <style:table-column-properties style:column-width="8.5cm" style:rel-column-width="32767*"/>
    </style:style>
    <style:style style:name="Tabla14.B" style:family="table-column">
      <style:table-column-properties style:column-width="8.5cm" style:rel-column-width="32768*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6.A" style:family="table-column">
      <style:table-column-properties style:column-width="8.5cm" style:rel-column-width="32767*"/>
    </style:style>
    <style:style style:name="Tabla16.B" style:family="table-column">
      <style:table-column-properties style:column-width="8.5cm" style:rel-column-width="32768*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5.A" style:family="table-column">
      <style:table-column-properties style:column-width="8.5cm" style:rel-column-width="32767*"/>
    </style:style>
    <style:style style:name="Tabla15.B" style:family="table-column">
      <style:table-column-properties style:column-width="8.5cm" style:rel-column-width="32768*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8.A" style:family="table-column">
      <style:table-column-properties style:column-width="8.5cm" style:rel-column-width="32767*"/>
    </style:style>
    <style:style style:name="Tabla18.B" style:family="table-column">
      <style:table-column-properties style:column-width="8.5cm" style:rel-column-width="32768*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5114" officeooo:paragraph-rsid="000b5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0b51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b5114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2180c" officeooo:paragraph-rsid="001218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e1c08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0b51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b5114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0c503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0c5039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12b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12be1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0b5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0e1c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218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530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1d37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208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b5114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5ed5" officeooo:paragraph-rsid="00125e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5ed5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5ed5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5ed5" officeooo:paragraph-rsid="001530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3f10f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3f10f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4912e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846ba" officeooo:paragraph-rsid="001846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846ba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180c" officeooo:paragraph-rsid="00125e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c3ae4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00a3" officeooo:paragraph-rsid="001d0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00a3" officeooo:paragraph-rsid="001d37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1ee0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208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08b1c" officeooo:paragraph-rsid="00208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08b1c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08b1c" officeooo:paragraph-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2924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79d1" officeooo:paragraph-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79d1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e2c4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0e1c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0b51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2180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3f1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530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6ba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9be6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1c3a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c3ae4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e1c08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112be1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1d37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208b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23292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2379d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c5039" officeooo:paragraph-rsid="0023e2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officeooo:rsid="00232924" officeooo:paragraph-rsid="00232924"/>
    </style:style>
    <style:style style:name="P124" style:family="paragraph" style:parent-style-name="Table_20_Contents">
      <style:paragraph-properties fo:text-align="start" style:justify-single-word="false"/>
      <style:text-properties officeooo:rsid="00232924" officeooo:paragraph-rsid="0023e2c4"/>
    </style:style>
    <style:style style:name="P125" style:family="paragraph" style:parent-style-name="Standard">
      <style:text-properties officeooo:rsid="000b5114" officeooo:paragraph-rsid="000b5114"/>
    </style:style>
    <style:style style:name="P126" style:family="paragraph" style:parent-style-name="Standard">
      <style:text-properties officeooo:paragraph-rsid="000b5114"/>
    </style:style>
    <style:style style:name="P127" style:family="paragraph" style:parent-style-name="Standard">
      <style:text-properties fo:language="en" fo:country="US" officeooo:rsid="000e1c08" officeooo:paragraph-rsid="000e1c08"/>
    </style:style>
    <style:style style:name="P128" style:family="paragraph" style:parent-style-name="Standard">
      <style:paragraph-properties fo:text-align="center" style:justify-single-word="false"/>
      <style:text-properties fo:language="en" fo:country="US" fo:font-weight="bold" officeooo:rsid="000e1c08" officeooo:paragraph-rsid="000e1c08" style:font-weight-asian="bold" style:font-weight-complex="bold"/>
    </style:style>
    <style:style style:name="P129" style:family="paragraph" style:parent-style-name="Standard">
      <style:text-properties officeooo:paragraph-rsid="000e1c08"/>
    </style:style>
    <style:style style:name="P130" style:family="paragraph" style:parent-style-name="Standard">
      <style:text-properties officeooo:paragraph-rsid="0012180c"/>
    </style:style>
    <style:style style:name="P131" style:family="paragraph" style:parent-style-name="Standard">
      <style:text-properties fo:language="es" fo:country="GT" officeooo:rsid="0013f10f" officeooo:paragraph-rsid="0013f10f"/>
    </style:style>
    <style:style style:name="P132" style:family="paragraph" style:parent-style-name="Standard">
      <style:text-properties officeooo:paragraph-rsid="0013f10f"/>
    </style:style>
    <style:style style:name="P133" style:family="paragraph" style:parent-style-name="Standard">
      <style:text-properties officeooo:paragraph-rsid="0014912e"/>
    </style:style>
    <style:style style:name="P134" style:family="paragraph" style:parent-style-name="Standard">
      <style:text-properties officeooo:paragraph-rsid="001530ce"/>
    </style:style>
    <style:style style:name="P135" style:family="paragraph" style:parent-style-name="Standard">
      <style:text-properties officeooo:paragraph-rsid="0016ba86"/>
    </style:style>
    <style:style style:name="P136" style:family="paragraph" style:parent-style-name="Standard">
      <style:text-properties officeooo:paragraph-rsid="0019be6e"/>
    </style:style>
    <style:style style:name="P137" style:family="paragraph" style:parent-style-name="Standard">
      <style:text-properties officeooo:paragraph-rsid="001c3ae4"/>
    </style:style>
    <style:style style:name="P138" style:family="paragraph" style:parent-style-name="Standard">
      <style:paragraph-properties fo:text-align="center" style:justify-single-word="false"/>
      <style:text-properties fo:font-weight="bold" officeooo:rsid="000b5114" officeooo:paragraph-rsid="000b5114" style:font-weight-asian="bold" style:font-weight-complex="bold"/>
    </style:style>
    <style:style style:name="P139" style:family="paragraph" style:parent-style-name="Standard">
      <style:paragraph-properties fo:text-align="center" style:justify-single-word="false"/>
      <style:text-properties officeooo:paragraph-rsid="000b5114"/>
    </style:style>
    <style:style style:name="P140" style:family="paragraph" style:parent-style-name="Standard">
      <style:text-properties officeooo:paragraph-rsid="001d373c"/>
    </style:style>
    <style:style style:name="P141" style:family="paragraph" style:parent-style-name="Standard">
      <style:text-properties officeooo:paragraph-rsid="00208b1c"/>
    </style:style>
    <style:style style:name="P142" style:family="paragraph" style:parent-style-name="Standard">
      <style:text-properties officeooo:paragraph-rsid="00232924"/>
    </style:style>
    <style:style style:name="P143" style:family="paragraph" style:parent-style-name="Standard">
      <style:text-properties officeooo:paragraph-rsid="002379d1"/>
    </style:style>
    <style:style style:name="P144" style:family="paragraph" style:parent-style-name="Standard">
      <style:text-properties officeooo:paragraph-rsid="0023e2c4"/>
    </style:style>
    <style:style style:name="P145" style:family="paragraph" style:parent-style-name="Standard">
      <style:paragraph-properties fo:break-before="auto" fo:break-after="auto"/>
      <style:text-properties officeooo:paragraph-rsid="002379d1"/>
    </style:style>
    <style:style style:name="P146" style:family="paragraph" style:parent-style-name="Standard">
      <style:paragraph-properties fo:break-before="auto" fo:break-after="auto"/>
      <style:text-properties officeooo:paragraph-rsid="0014912e"/>
    </style:style>
    <style:style style:name="P147" style:family="paragraph" style:parent-style-name="Standard">
      <style:text-properties officeooo:paragraph-rsid="0023e2c4"/>
    </style:style>
    <style:style style:name="P148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0e1c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218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530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0e1c08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12be1" officeooo:paragraph-rsid="00112b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180c" officeooo:paragraph-rsid="001218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3f10f" officeooo:paragraph-rsid="0013f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3f10f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6ba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6ba86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9be6e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9be6e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9be6e" officeooo:paragraph-rsid="001c3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c3ae4" officeooo:paragraph-rsid="0019be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00a3" officeooo:paragraph-rsid="001d0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1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08b1c" officeooo:paragraph-rsid="00208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2924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1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2924" officeooo:paragraph-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1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79d1" officeooo:paragraph-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1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79d1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1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e2c4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1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e2c4" officeooo:paragraph-rsid="0023e2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25ed5" officeooo:paragraph-rsid="00149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bold" officeooo:rsid="000b5114" officeooo:paragraph-rsid="001491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0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25ed5" officeooo:paragraph-rsid="00125e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11">
      <style:paragraph-properties fo:text-align="start" style:justify-single-word="false"/>
      <style:text-properties officeooo:paragraph-rsid="001ee09c"/>
    </style:style>
    <style:style style:name="P182" style:family="paragraph" style:parent-style-name="Table_20_Contents" style:list-style-name="L12">
      <style:paragraph-properties fo:text-align="start" style:justify-single-word="false"/>
      <style:text-properties officeooo:paragraph-rsid="00208b1c"/>
    </style:style>
    <style:style style:name="P183" style:family="paragraph" style:parent-style-name="Table_20_Contents" style:list-style-name="L13">
      <style:paragraph-properties fo:text-align="start" style:justify-single-word="false"/>
      <style:text-properties officeooo:paragraph-rsid="00232924"/>
    </style:style>
    <style:style style:name="P184" style:family="paragraph" style:parent-style-name="Table_20_Contents" style:list-style-name="L14">
      <style:paragraph-properties fo:text-align="start" style:justify-single-word="false"/>
      <style:text-properties officeooo:rsid="00232924" officeooo:paragraph-rsid="002379d1"/>
    </style:style>
    <style:style style:name="P185" style:family="paragraph" style:parent-style-name="Table_20_Contents" style:list-style-name="L14">
      <style:paragraph-properties fo:text-align="start" style:justify-single-word="false"/>
      <style:text-properties officeooo:rsid="00232924" officeooo:paragraph-rsid="0023e2c4"/>
    </style:style>
    <style:style style:name="P186" style:family="paragraph" style:parent-style-name="Table_20_Contents" style:list-style-name="L17">
      <style:paragraph-properties fo:text-align="start" style:justify-single-word="false"/>
      <style:text-properties officeooo:rsid="00232924" officeooo:paragraph-rsid="0023e2c4"/>
    </style:style>
    <style:style style:name="P187" style:family="paragraph" style:parent-style-name="Table_20_Contents" style:list-style-name="L18">
      <style:paragraph-properties fo:text-align="start" style:justify-single-word="false"/>
      <style:text-properties officeooo:rsid="0023e2c4" officeooo:paragraph-rsid="0023e2c4"/>
    </style:style>
    <style:style style:name="T1" style:family="text">
      <style:text-properties fo:language="es" fo:country="GT"/>
    </style:style>
    <style:style style:name="T2" style:family="text">
      <style:text-properties fo:language="es" fo:country="GT" officeooo:rsid="000c5039"/>
    </style:style>
    <style:style style:name="T3" style:family="text">
      <style:text-properties fo:language="es" fo:country="GT" officeooo:rsid="0013f10f"/>
    </style:style>
    <style:style style:name="T4" style:family="text">
      <style:text-properties officeooo:rsid="000c5039"/>
    </style:style>
    <style:style style:name="T5" style:family="text">
      <style:text-properties fo:language="en" fo:country="US" officeooo:rsid="0012180c"/>
    </style:style>
    <style:style style:name="T6" style:family="text">
      <style:text-properties fo:language="en" fo:country="US" officeooo:rsid="00125ed5"/>
    </style:style>
    <style:style style:name="T7" style:family="text">
      <style:text-properties officeooo:rsid="00112be1"/>
    </style:style>
    <style:style style:name="T8" style:family="text">
      <style:text-properties officeooo:rsid="0013f10f"/>
    </style:style>
    <style:style style:name="T9" style:family="text">
      <style:text-properties officeooo:rsid="0014912e"/>
    </style:style>
    <style:style style:name="T10" style:family="text">
      <style:text-properties officeooo:rsid="0015ff60"/>
    </style:style>
    <style:style style:name="T11" style:family="text">
      <style:text-properties officeooo:rsid="0016ba86"/>
    </style:style>
    <style:style style:name="T12" style:family="text">
      <style:text-properties officeooo:rsid="001846ba"/>
    </style:style>
    <style:style style:name="T13" style:family="text">
      <style:text-properties officeooo:rsid="0019be6e"/>
    </style:style>
    <style:style style:name="T14" style:family="text">
      <style:text-properties officeooo:rsid="001c3ae4"/>
    </style:style>
    <style:style style:name="T15" style:family="text">
      <style:text-properties officeooo:rsid="001d373c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00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d37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1ee0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08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37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language="es" fo:country="GT" fo:font-style="normal" fo:text-shadow="none" style:text-underline-style="none" fo:font-weight="normal" officeooo:rsid="00258f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29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officeooo:rsid="00208b1c"/>
    </style:style>
    <style:style style:name="T26" style:family="text">
      <style:text-properties officeooo:rsid="00232924"/>
    </style:style>
    <style:style style:name="T27" style:family="text">
      <style:text-properties officeooo:rsid="002379d1"/>
    </style:style>
    <style:style style:name="T28" style:family="text">
      <style:text-properties officeooo:rsid="0023e2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Casos de usos de alto nivel.</text:p>
      <text:p text:style-name="P125"/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">Nombre</text:p>
          </table:table-cell>
          <table:table-cell table:style-name="Tabla1.B1" office:value-type="string">
            <text:p text:style-name="P46">CDU 001 <text:s/>- <text:s/>Registrar Usuario</text:p>
          </table:table-cell>
        </table:table-row>
        <table:table-row>
          <table:table-cell table:style-name="Tabla1.A2" office:value-type="string">
            <text:p text:style-name="P3">Actores:</text:p>
          </table:table-cell>
          <table:table-cell table:style-name="Tabla1.B2" office:value-type="string">
            <text:p text:style-name="P46">Usuario</text:p>
          </table:table-cell>
        </table:table-row>
        <table:table-row>
          <table:table-cell table:style-name="Tabla1.A2" office:value-type="string">
            <text:p text:style-name="P21">Tipo</text:p>
          </table:table-cell>
          <table:table-cell table:style-name="Tabla1.B2" office:value-type="string">
            <text:p text:style-name="P46">Primario , <text:span text:style-name="T15">Esencial.</text:span></text:p>
          </table:table-cell>
        </table:table-row>
        <table:table-row>
          <table:table-cell table:style-name="Tabla1.A2" office:value-type="string">
            <text:p text:style-name="P89">Descripción</text:p>
          </table:table-cell>
          <table:table-cell table:style-name="Tabla1.B2" office:value-type="string">
            <text:p text:style-name="P46">El usuario ingresa a la plataforma web que constituye el repositorio de música donde el usuario tiene la opción de ingresar sus datos para poder registrarse como <text:s/>miembro de la plataforma.</text:p>
          </table:table-cell>
        </table:table-row>
      </table:table>
      <text:p text:style-name="P125"/>
      <text:p text:style-name="P12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0">Nombre</text:p>
          </table:table-cell>
          <table:table-cell table:style-name="Tabla2.B1" office:value-type="string">
            <text:p text:style-name="P1">CDU 00<text:span text:style-name="T1">2 </text:span><text:s/>- <text:s/><text:span text:style-name="T1">Buscar </text:span><text:span text:style-name="T2">Música</text:span></text:p>
          </table:table-cell>
        </table:table-row>
        <table:table-row>
          <table:table-cell table:style-name="Tabla2.A2" office:value-type="string">
            <text:p text:style-name="P3">Actores:</text:p>
          </table:table-cell>
          <table:table-cell table:style-name="Tabla2.B2" office:value-type="string">
            <text:p text:style-name="P46">Usuario, <text:span text:style-name="T4">Administrador</text:span></text:p>
          </table:table-cell>
        </table:table-row>
        <table:table-row>
          <table:table-cell table:style-name="Tabla2.A2" office:value-type="string">
            <text:p text:style-name="P21">Tipo</text:p>
          </table:table-cell>
          <table:table-cell table:style-name="Tabla2.B2" office:value-type="string">
            <text:p text:style-name="P46">Primario , <text:span text:style-name="T15">Esencial.</text:span></text:p>
          </table:table-cell>
        </table:table-row>
        <table:table-row>
          <table:table-cell table:style-name="Tabla2.A2" office:value-type="string">
            <text:p text:style-name="P89">Descripción</text:p>
          </table:table-cell>
          <table:table-cell table:style-name="Tabla2.B2" office:value-type="string">
            <text:p text:style-name="P46">Siendo par<text:span text:style-name="T4">t</text:span>e de la plataforma como un usuario registrado el usuario tiene la posibilidad de realizar <text:span text:style-name="T4">búsquedas</text:span> </text:p>
          </table:table-cell>
        </table:table-row>
      </table:table>
      <text:p text:style-name="P126"/>
      <text:p text:style-name="P126"/>
      <text:p text:style-name="P139"/>
      <text:p text:style-name="P128"><text:span text:style-name="T1">Casos de Uso expandidos</text:span> </text:p>
      <text:p text:style-name="P12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9">Nombre</text:p>
          </table:table-cell>
          <table:table-cell table:style-name="Tabla3.B1" office:value-type="string">
            <text:p text:style-name="P47">CDU 001 <text:s/>- <text:s/>Registrar Usuario</text:p>
          </table:table-cell>
        </table:table-row>
        <table:table-row>
          <table:table-cell table:style-name="Tabla3.A2" office:value-type="string">
            <text:p text:style-name="P2">Actores:</text:p>
          </table:table-cell>
          <table:table-cell table:style-name="Tabla3.B2" office:value-type="string">
            <text:p text:style-name="P47">Usuario</text:p>
          </table:table-cell>
        </table:table-row>
        <table:table-row>
          <table:table-cell table:style-name="Tabla3.A2" office:value-type="string">
            <text:p text:style-name="P20">Tipo</text:p>
          </table:table-cell>
          <table:table-cell table:style-name="Tabla3.B2" office:value-type="string">
            <text:p text:style-name="P47">Primario , <text:span text:style-name="T15">Esencial.</text:span></text:p>
          </table:table-cell>
        </table:table-row>
        <table:table-row>
          <table:table-cell table:style-name="Tabla3.A2" office:value-type="string">
            <text:p text:style-name="P88">Descripción</text:p>
            <text:p text:style-name="P88"/>
            <text:p text:style-name="P88"/>
            <text:p text:style-name="P88"/>
            <text:p text:style-name="P88"/>
          </table:table-cell>
          <table:table-cell table:style-name="Tabla3.B2" office:value-type="string">
            <text:p text:style-name="P47">El usuario ingresa a la plataforma web que constituye el repositorio de música donde el usuario tiene la opción de ingresar sus datos para poder registrarse como <text:s/>miembro de la plataforma.</text:p>
          </table:table-cell>
        </table:table-row>
        <table:table-row>
          <table:table-cell table:style-name="Tabla3.A2" office:value-type="string">
            <text:p text:style-name="P12">Curso Normal</text:p>
          </table:table-cell>
          <table:table-cell table:style-name="Tabla3.B2" office:value-type="string">
            <text:list xml:id="list1350567549" text:style-name="L1">
              <text:list-item>
                <text:p text:style-name="P148">El usuario ingresa a la <text:span text:style-name="T7">dirección</text:span> de la pagina web.</text:p>
              </text:list-item>
              <text:list-item>
                <text:p text:style-name="P155">El sistema <text:span text:style-name="T15">despliega</text:span> un formulario &lt;include&gt; CDU 003 Desplegar Formulario.</text:p>
              </text:list-item>
              <text:list-item>
                <text:p text:style-name="P156">El sistema valida al nuevo usuario y extiende comportamiento del CSU 004 Almacenar <text:span text:style-name="T15">información.</text:span></text:p>
              </text:list-item>
            </text:list>
          </table:table-cell>
        </table:table-row>
        <table:table-row>
          <table:table-cell table:style-name="Tabla3.A2" office:value-type="string">
            <text:p text:style-name="P38">Curso Alterno</text:p>
          </table:table-cell>
          <table:table-cell table:style-name="Tabla3.B2" office:value-type="string">
            <text:p text:style-name="P47"/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30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31">Nombre</text:p>
          </table:table-cell>
          <table:table-cell table:style-name="Tabla4.B1" office:value-type="string">
            <text:p text:style-name="P48">CDU 00<text:span text:style-name="T5">2</text:span> <text:s/>- <text:s/><text:span text:style-name="T5">Desplegar Formulario</text:span></text:p>
          </table:table-cell>
        </table:table-row>
        <table:table-row>
          <table:table-cell table:style-name="Tabla4.A2" office:value-type="string">
            <text:p text:style-name="P4">Actores:</text:p>
          </table:table-cell>
          <table:table-cell table:style-name="Tabla4.B2" office:value-type="string">
            <text:p text:style-name="P48">Usuario</text:p>
          </table:table-cell>
        </table:table-row>
        <table:table-row>
          <table:table-cell table:style-name="Tabla4.A2" office:value-type="string">
            <text:p text:style-name="P22">Tipo</text:p>
          </table:table-cell>
          <table:table-cell table:style-name="Tabla4.B2" office:value-type="string">
            <text:p text:style-name="P48">Primario , <text:span text:style-name="T15">Esencial.</text:span></text:p>
          </table:table-cell>
        </table:table-row>
        <table:table-row>
          <table:table-cell table:style-name="Tabla4.A2" office:value-type="string">
            <text:p text:style-name="P90">Descripción</text:p>
            <text:p text:style-name="P90"/>
            <text:p text:style-name="P90"/>
            <text:p text:style-name="P90"/>
            <text:p text:style-name="P90"/>
          </table:table-cell>
          <table:table-cell table:style-name="Tabla4.B2" office:value-type="string">
            <text:p text:style-name="P11">La plataforma web regresa como respuesta un formulario con los datos importantes para crear una cuenta.</text:p>
          </table:table-cell>
        </table:table-row>
        <table:table-row>
          <table:table-cell table:style-name="Tabla4.A2" office:value-type="string">
            <text:p text:style-name="P13">Curso Normal</text:p>
          </table:table-cell>
          <table:table-cell table:style-name="Tabla4.B2" office:value-type="string">
            <text:list xml:id="list4186553209" text:style-name="L2">
              <text:list-item>
                <text:p text:style-name="P149">El usuario ingresa <text:span text:style-name="T6">su nombre en el recuadro de nombre.</text:span></text:p>
              </text:list-item>
              <text:list-item>
                <text:p text:style-name="P180">El usuario ingresa su contrase<text:span text:style-name="T1">ña </text:span><text:span text:style-name="T3">y valida dicha contraseña.</text:span></text:p>
              </text:list-item>
            </text:list>
            <text:p text:style-name="P72"/>
          </table:table-cell>
        </table:table-row>
        <table:table-row>
          <table:table-cell table:style-name="Tabla4.A2" office:value-type="string">
            <text:p text:style-name="P39">Curso Alterno</text:p>
          </table:table-cell>
          <table:table-cell table:style-name="Tabla4.B2" office:value-type="string">
            <text:p text:style-name="P60">Linea 2 </text:p>
            <text:p text:style-name="P60"/>
            <text:p text:style-name="P60">2.1 Si las contraseñar no coinciden el sistema deplegara mensaje . <text:s text:c="2"/></text:p>
            <text:p text:style-name="P60"/>
          </table:table-cell>
        </table:table-row>
      </table:table>
      <text:p text:style-name="P131"/>
      <text:p text:style-name="P131"/>
      <text:p text:style-name="P131"/>
      <text:p text:style-name="P131"/>
      <text:p text:style-name="P13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2">Nombre</text:p>
          </table:table-cell>
          <table:table-cell table:style-name="Tabla5.B1" office:value-type="string">
            <text:p text:style-name="P49">CDU 00<text:span text:style-name="T8">4</text:span> <text:s/>- <text:s/><text:span text:style-name="T8">Almacenar Información</text:span></text:p>
          </table:table-cell>
        </table:table-row>
        <table:table-row>
          <table:table-cell table:style-name="Tabla5.A2" office:value-type="string">
            <text:p text:style-name="P5">Actores:</text:p>
          </table:table-cell>
          <table:table-cell table:style-name="Tabla5.B2" office:value-type="string">
            <text:p text:style-name="P49">Usuario</text:p>
          </table:table-cell>
        </table:table-row>
        <table:table-row>
          <table:table-cell table:style-name="Tabla5.A2" office:value-type="string">
            <text:p text:style-name="P23">Tipo</text:p>
          </table:table-cell>
          <table:table-cell table:style-name="Tabla5.B2" office:value-type="string">
            <text:p text:style-name="P49">Primario , <text:span text:style-name="T15">Esencial.</text:span></text:p>
          </table:table-cell>
        </table:table-row>
        <table:table-row>
          <table:table-cell table:style-name="Tabla5.A2" office:value-type="string">
            <text:p text:style-name="P91">Descripción</text:p>
            <text:p text:style-name="P91"/>
            <text:p text:style-name="P91"/>
            <text:p text:style-name="P91"/>
            <text:p text:style-name="P91"/>
          </table:table-cell>
          <table:table-cell table:style-name="Tabla5.B2" office:value-type="string">
            <text:p text:style-name="P64">La plataforma web obtiene todos los datos que se hallan ingresado en cualquier formulario. </text:p>
          </table:table-cell>
        </table:table-row>
        <table:table-row>
          <table:table-cell table:style-name="Tabla5.A2" office:value-type="string">
            <text:p text:style-name="P14">Curso Normal</text:p>
          </table:table-cell>
          <table:table-cell table:style-name="Tabla5.B2" office:value-type="string">
            <text:list xml:id="list1655253734" text:style-name="L3">
              <text:list-item>
                <text:p text:style-name="P150">El usuario ingresa <text:span text:style-name="T6">su</text:span><text:span text:style-name="T8">s datos en distintos formularios que sean necesarios.</text:span></text:p>
              </text:list-item>
              <text:list-item>
                <text:p text:style-name="P157">El sistema abre la coneccion de la base de datos con la aplicación.</text:p>
              </text:list-item>
              <text:list-item>
                <text:p text:style-name="P157">Al obtener la conexión los dos dispositivos inician el almacenamiento en la tabla correspondiente.</text:p>
              </text:list-item>
            </text:list>
          </table:table-cell>
        </table:table-row>
        <table:table-row>
          <table:table-cell table:style-name="Tabla5.A2" office:value-type="string">
            <text:p text:style-name="P40">Curso Alterno</text:p>
          </table:table-cell>
          <table:table-cell table:style-name="Tabla5.B2" office:value-type="string">
            <text:p text:style-name="P61">Linea 2 </text:p>
            <text:p text:style-name="P61"/>
            <text:p text:style-name="P61">2.1 Si <text:span text:style-name="T9">la aplicación web <text:s text:c="2"/>falla con la conexión se deplegara una cuadro de dialogo con el error encontrado.</text:span></text:p>
            <text:p text:style-name="P66">2.2 Y reanudara los datos necesarios.</text:p>
            <text:p text:style-name="P61"/>
          </table:table-cell>
        </table:table-row>
      </table:table>
      <text:p text:style-name="P132"/>
      <text:p text:style-name="P132"/>
      <text:p text:style-name="P133"><text:soft-page-break/></text:p>
      <text:p text:style-name="P146"/>
      <text:p text:style-name="P133"/>
      <text:p text:style-name="P134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34">Nombre</text:p>
          </table:table-cell>
          <table:table-cell table:style-name="Tabla7.B1" office:value-type="string">
            <text:p text:style-name="P51">CDU 00<text:span text:style-name="T10">7 – Crear Lista de Reproducción</text:span></text:p>
          </table:table-cell>
        </table:table-row>
        <table:table-row>
          <table:table-cell table:style-name="Tabla7.A2" office:value-type="string">
            <text:p text:style-name="P7">Actores:</text:p>
          </table:table-cell>
          <table:table-cell table:style-name="Tabla7.B2" office:value-type="string">
            <text:p text:style-name="P51">Usuario</text:p>
          </table:table-cell>
        </table:table-row>
        <table:table-row>
          <table:table-cell table:style-name="Tabla7.A2" office:value-type="string">
            <text:p text:style-name="P25">Tipo</text:p>
          </table:table-cell>
          <table:table-cell table:style-name="Tabla7.B2" office:value-type="string">
            <text:p text:style-name="P51">Primario , Escencial.</text:p>
          </table:table-cell>
        </table:table-row>
        <table:table-row>
          <table:table-cell table:style-name="Tabla7.A2" office:value-type="string">
            <text:p text:style-name="P93">Descripción</text:p>
            <text:p text:style-name="P93"/>
            <text:p text:style-name="P93"/>
            <text:p text:style-name="P93"/>
            <text:p text:style-name="P93"/>
          </table:table-cell>
          <table:table-cell table:style-name="Tabla7.B2" office:value-type="string">
            <text:p text:style-name="P67">El usuario selecciona la opción Crear Lista de Reproducción y agrega canciones a su lista de reproducción de distintos artistas disponibles.</text:p>
          </table:table-cell>
        </table:table-row>
        <table:table-row>
          <table:table-cell table:style-name="Tabla7.A2" office:value-type="string">
            <text:p text:style-name="P16">Curso Normal</text:p>
          </table:table-cell>
          <table:table-cell table:style-name="Tabla7.B2" office:value-type="string">
            <text:list xml:id="list476273247" text:style-name="L4">
              <text:list-item>
                <text:p text:style-name="P151">El <text:span text:style-name="T11">usuario ingresa a la opción Crear nueva lista de Reproducción.</text:span></text:p>
              </text:list-item>
              <text:list-item>
                <text:p text:style-name="P159">El usuario ingresa un nombre para su lista de reproducción.</text:p>
              </text:list-item>
              <text:list-item>
                <text:p text:style-name="P159">El usuario selecciona canciones que le gusten dentro de la pagina web.</text:p>
              </text:list-item>
              <text:list-item>
                <text:p text:style-name="P159">Confirma la lista de reproduccion entonces extiende del CDU-005.</text:p>
              </text:list-item>
            </text:list>
            <text:p text:style-name="P67"/>
          </table:table-cell>
        </table:table-row>
        <table:table-row>
          <table:table-cell table:style-name="Tabla7.A2" office:value-type="string">
            <text:p text:style-name="P42">Curso Alterno</text:p>
          </table:table-cell>
          <table:table-cell table:style-name="Tabla7.B2" office:value-type="string">
            <text:p text:style-name="P63"/>
          </table:table-cell>
        </table:table-row>
      </table:table>
      <text:p text:style-name="P134"/>
      <text:p text:style-name="P134"/>
      <text:p text:style-name="P13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35">Nombre</text:p>
          </table:table-cell>
          <table:table-cell table:style-name="Tabla8.B1" office:value-type="string">
            <text:p text:style-name="P52">CDU 00<text:span text:style-name="T12">8 – Crear Artista</text:span></text:p>
          </table:table-cell>
        </table:table-row>
        <table:table-row>
          <table:table-cell table:style-name="Tabla8.A2" office:value-type="string">
            <text:p text:style-name="P8">Actores:</text:p>
          </table:table-cell>
          <table:table-cell table:style-name="Tabla8.B2" office:value-type="string">
            <text:p text:style-name="P52">Usuario</text:p>
          </table:table-cell>
        </table:table-row>
        <table:table-row>
          <table:table-cell table:style-name="Tabla8.A2" office:value-type="string">
            <text:p text:style-name="P26">Tipo</text:p>
          </table:table-cell>
          <table:table-cell table:style-name="Tabla8.B2" office:value-type="string">
            <text:p text:style-name="P52">Primario , <text:span text:style-name="T15">Esencial.</text:span></text:p>
          </table:table-cell>
        </table:table-row>
        <table:table-row>
          <table:table-cell table:style-name="Tabla8.A2" office:value-type="string">
            <text:p text:style-name="P94">Descripción</text:p>
            <text:p text:style-name="P94"/>
            <text:p text:style-name="P94"/>
            <text:p text:style-name="P94"/>
            <text:p text:style-name="P94"/>
          </table:table-cell>
          <table:table-cell table:style-name="Tabla8.B2" office:value-type="string">
            <text:p text:style-name="P67">El usuario selecciona la opción Crear <text:span text:style-name="T12">artista con lo que se añade una nueva funcionalidad para su cuenta para poder agregar albumes o canciones como un artista independiente.</text:span></text:p>
          </table:table-cell>
        </table:table-row>
        <table:table-row>
          <table:table-cell table:style-name="Tabla8.A2" office:value-type="string">
            <text:p text:style-name="P17">Curso Normal</text:p>
          </table:table-cell>
          <table:table-cell table:style-name="Tabla8.B2" office:value-type="string">
            <text:list xml:id="list69579142" text:style-name="L5">
              <text:list-item>
                <text:p text:style-name="P152">El <text:span text:style-name="T11">usuario ingresa a la opción Crear Artista.</text:span></text:p>
              </text:list-item>
              <text:list-item>
                <text:p text:style-name="P160">El usuario ingresa <text:span text:style-name="T12">sus datos necesarios para crear su artista.</text:span></text:p>
                <text:p text:style-name="P160"/>
              </text:list-item>
            </text:list>
            <text:p text:style-name="P67"/>
          </table:table-cell>
        </table:table-row>
        <table:table-row>
          <table:table-cell table:style-name="Tabla8.A2" office:value-type="string">
            <text:p text:style-name="P43">Curso Alterno</text:p>
          </table:table-cell>
          <table:table-cell table:style-name="Tabla8.B2" office:value-type="string">
            <text:p text:style-name="P70">Linea 2</text:p>
            <text:p text:style-name="P70"/>
            <text:p text:style-name="P70">2.1 Si el usuario no ingresa todos los campos necesarios se desplegara un cuadro de dialogo que diga que hacen falta datos necesario para ingresar su nuevo artista.</text:p>
          </table:table-cell>
        </table:table-row>
      </table:table>
      <text:p text:style-name="P135"/>
      <text:p text:style-name="P135"/>
      <text:p text:style-name="P136"><text:soft-page-break/></text:p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36">Nombre</text:p>
          </table:table-cell>
          <table:table-cell table:style-name="Tabla9.B1" office:value-type="string">
            <text:p text:style-name="P53">CDU 00<text:span text:style-name="T13">9 – Buscar Música</text:span></text:p>
          </table:table-cell>
        </table:table-row>
        <table:table-row>
          <table:table-cell table:style-name="Tabla9.A2" office:value-type="string">
            <text:p text:style-name="P9">Actores:</text:p>
          </table:table-cell>
          <table:table-cell table:style-name="Tabla9.B2" office:value-type="string">
            <text:p text:style-name="P53">Usuario, <text:span text:style-name="T14">Administrador</text:span></text:p>
          </table:table-cell>
        </table:table-row>
        <table:table-row>
          <table:table-cell table:style-name="Tabla9.A2" office:value-type="string">
            <text:p text:style-name="P27">Tipo</text:p>
          </table:table-cell>
          <table:table-cell table:style-name="Tabla9.B2" office:value-type="string">
            <text:p text:style-name="P53">Primario , <text:span text:style-name="T15">Esencial.</text:span></text:p>
          </table:table-cell>
        </table:table-row>
        <table:table-row>
          <table:table-cell table:style-name="Tabla9.A2" office:value-type="string">
            <text:p text:style-name="P95">Descripción</text:p>
            <text:p text:style-name="P95"/>
            <text:p text:style-name="P95"/>
            <text:p text:style-name="P95"/>
            <text:p text:style-name="P95"/>
          </table:table-cell>
          <table:table-cell table:style-name="Tabla9.B2" office:value-type="string">
            <text:p text:style-name="P68">El usuario selecciona la opción <text:s/><text:span text:style-name="T13">Buscar Música para hacer una búsqueda respecto a las música de su preferencia.</text:span></text:p>
          </table:table-cell>
        </table:table-row>
        <table:table-row>
          <table:table-cell table:style-name="Tabla9.A2" office:value-type="string">
            <text:p text:style-name="P18">Curso Normal</text:p>
          </table:table-cell>
          <table:table-cell table:style-name="Tabla9.B2" office:value-type="string">
            <text:list xml:id="list2095152396" text:style-name="L6">
              <text:list-item>
                <text:p text:style-name="P153">E<text:span text:style-name="T13">l usuario ingresa al sitio.</text:span></text:p>
              </text:list-item>
              <text:list-item>
                <text:p text:style-name="P162">El usua<text:span text:style-name="T13">rio registra la opcion Buscar Música.</text:span></text:p>
              </text:list-item>
              <text:list-item>
                <text:p text:style-name="P166">Ingresa los filtros necesarios respecto a la <text:span text:style-name="T15">búsqueda</text:span> que se <text:span text:style-name="T15">realiza</text:span>.</text:p>
              </text:list-item>
              <text:list-item>
                <text:p text:style-name="P166">El us<text:span text:style-name="T14">uario </text:span>agrega la <text:span text:style-name="T15">música</text:span> a sus Lista de <text:span text:style-name="T15">Reproducción</text:span> o la escucha .</text:p>
              </text:list-item>
            </text:list>
            <text:list xml:id="list192227849348091" text:continue-list="list69579142" text:style-name="L5">
              <text:list-header>
                <text:p text:style-name="P161"/>
              </text:list-header>
            </text:list>
            <text:p text:style-name="P68"/>
          </table:table-cell>
        </table:table-row>
        <table:table-row>
          <table:table-cell table:style-name="Tabla9.A2" office:value-type="string">
            <text:p text:style-name="P44">Curso Alterno</text:p>
          </table:table-cell>
          <table:table-cell table:style-name="Tabla9.B2" office:value-type="string">
            <text:p text:style-name="P71"/>
          </table:table-cell>
        </table:table-row>
      </table:table>
      <text:p text:style-name="P136"/>
      <text:p text:style-name="P136"/>
      <text:p text:style-name="P136"/>
      <text:p text:style-name="P136"/>
      <text:p text:style-name="P136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6">Nombre</text:p>
          </table:table-cell>
          <table:table-cell table:style-name="Tabla10.B1" office:value-type="string">
            <text:p text:style-name="P53">CDU 0<text:span text:style-name="T14">10 - Explorar</text:span></text:p>
          </table:table-cell>
        </table:table-row>
        <table:table-row>
          <table:table-cell table:style-name="Tabla10.A2" office:value-type="string">
            <text:p text:style-name="P9">Actores:</text:p>
          </table:table-cell>
          <table:table-cell table:style-name="Tabla10.B2" office:value-type="string">
            <text:p text:style-name="P53">Usuario</text:p>
          </table:table-cell>
        </table:table-row>
        <table:table-row>
          <table:table-cell table:style-name="Tabla10.A2" office:value-type="string">
            <text:p text:style-name="P27">Tipo</text:p>
          </table:table-cell>
          <table:table-cell table:style-name="Tabla10.B2" office:value-type="string">
            <text:p text:style-name="P53">Primario , <text:span text:style-name="T15">Esencial.</text:span></text:p>
          </table:table-cell>
        </table:table-row>
        <table:table-row>
          <table:table-cell table:style-name="Tabla10.A2" office:value-type="string">
            <text:p text:style-name="P95">Descripción</text:p>
            <text:p text:style-name="P95"/>
            <text:p text:style-name="P95"/>
            <text:p text:style-name="P95"/>
            <text:p text:style-name="P102"/>
          </table:table-cell>
          <table:table-cell table:style-name="Tabla10.B2" office:value-type="string">
            <text:p text:style-name="P73">EL caso de uso explorar define las corrientes musicales mas escuchadas definidas por Listas de <text:span text:style-name="T15">Reproducción</text:span> y <text:span text:style-name="T15">Géneros.</text:span></text:p>
          </table:table-cell>
        </table:table-row>
        <table:table-row>
          <table:table-cell table:style-name="Tabla10.A2" office:value-type="string">
            <text:p text:style-name="P18">Curso Normal</text:p>
          </table:table-cell>
          <table:table-cell table:style-name="Tabla10.B2" office:value-type="string">
            <text:list xml:id="list1686528271" text:style-name="L7">
              <text:list-item>
                <text:p text:style-name="P154">E<text:span text:style-name="T13">l usuario ingresa al sitio.</text:span></text:p>
              </text:list-item>
              <text:list-item>
                <text:p text:style-name="P163">El usua<text:span text:style-name="T13">rio registra presiona el boton de Explorar.</text:span></text:p>
              </text:list-item>
              <text:list-item>
                <text:p text:style-name="P169">El sistema despliega los menus de <text:s/>CDU 011 Desplegar Generos y CDU 012 Mostrar Listas de reproduccion.</text:p>
                <text:p text:style-name="P167"/>
              </text:list-item>
            </text:list>
            <text:list xml:id="list2681884072" text:style-name="L8">
              <text:list-header>
                <text:p text:style-name="P164"/>
              </text:list-header>
            </text:list>
            <text:p text:style-name="P68"/>
          </table:table-cell>
        </table:table-row>
        <table:table-row>
          <table:table-cell table:style-name="Tabla10.A2" office:value-type="string">
            <text:p text:style-name="P44">Curso Alterno</text:p>
          </table:table-cell>
          <table:table-cell table:style-name="Tabla10.B2" office:value-type="string">
            <text:p text:style-name="P73">Linea 3</text:p>
            <text:p text:style-name="P73"/>
            <text:p text:style-name="P73">3.1 En caso de que <text:s/>el sistema aun no tenga definido canciones para los géneros o Listas de reproducción este informara de la carencia de información.</text:p>
          </table:table-cell>
        </table:table-row>
      </table:table>
      <text:p text:style-name="P136"><text:soft-page-break/></text:p>
      <text:p text:style-name="P136"/>
      <text:p text:style-name="P137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7">Nombre</text:p>
          </table:table-cell>
          <table:table-cell table:style-name="Tabla11.B1" office:value-type="string">
            <text:p text:style-name="P54">CDU 0<text:span text:style-name="T14">11 - Desplegar Géneros</text:span></text:p>
          </table:table-cell>
        </table:table-row>
        <table:table-row>
          <table:table-cell table:style-name="Tabla11.A2" office:value-type="string">
            <text:p text:style-name="P10">Actores:</text:p>
          </table:table-cell>
          <table:table-cell table:style-name="Tabla11.B2" office:value-type="string">
            <text:p text:style-name="P74">Usuario</text:p>
          </table:table-cell>
        </table:table-row>
        <table:table-row>
          <table:table-cell table:style-name="Tabla11.A2" office:value-type="string">
            <text:p text:style-name="P28">Tipo</text:p>
          </table:table-cell>
          <table:table-cell table:style-name="Tabla11.B2" office:value-type="string">
            <text:p text:style-name="P54"><text:span text:style-name="T14">Secundario</text:span> , <text:span text:style-name="T15">Esencial.</text:span></text:p>
          </table:table-cell>
        </table:table-row>
        <table:table-row>
          <table:table-cell table:style-name="Tabla11.A2" office:value-type="string">
            <text:p text:style-name="P96">Descripción</text:p>
            <text:p text:style-name="P96"/>
            <text:p text:style-name="P96"/>
            <text:p text:style-name="P96"/>
            <text:p text:style-name="P102"/>
          </table:table-cell>
          <table:table-cell table:style-name="Tabla11.B2" office:value-type="string">
            <text:p text:style-name="P74">Devolverá una lista con los géneros mas populares .</text:p>
          </table:table-cell>
        </table:table-row>
        <table:table-row>
          <table:table-cell table:style-name="Tabla11.A2" office:value-type="string">
            <text:p text:style-name="P19">Curso Normal</text:p>
          </table:table-cell>
          <table:table-cell table:style-name="Tabla11.B2" office:value-type="string">
            <text:list xml:id="list361247479" text:style-name="L9">
              <text:list-item>
                <text:p text:style-name="P170">El usuario selecciona el boton desplegar <text:span text:style-name="T15">géneros.</text:span></text:p>
              </text:list-item>
              <text:list-item>
                <text:p text:style-name="P170">Luego se <text:span text:style-name="T15">tendrá</text:span> en pantalla un catalogo de los <text:span text:style-name="T15">géneros</text:span> <text:s/>actuales .</text:p>
              </text:list-item>
            </text:list>
            <text:list xml:id="list192226384491945" text:continue-list="list1686528271" text:style-name="L7">
              <text:list-header>
                <text:p text:style-name="P168"/>
              </text:list-header>
            </text:list>
            <text:list xml:id="list2542459158" text:style-name="L10">
              <text:list-header>
                <text:p text:style-name="P165"/>
              </text:list-header>
            </text:list>
            <text:p text:style-name="P69"/>
          </table:table-cell>
        </table:table-row>
        <table:table-row>
          <table:table-cell table:style-name="Tabla11.A2" office:value-type="string">
            <text:p text:style-name="P45">Curso Alterno</text:p>
          </table:table-cell>
          <table:table-cell table:style-name="Tabla11.B2" office:value-type="string">
            <text:p text:style-name="P73"/>
          </table:table-cell>
        </table:table-row>
      </table:table>
      <text:p text:style-name="P137"/>
      <text:p text:style-name="P137"/>
      <text:p text:style-name="P137"/>
      <text:p text:style-name="P137"/>
      <text:p text:style-name="P137"/>
      <text:p text:style-name="P137"/>
      <text:p text:style-name="P140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18">Nombre</text:p>
          </table:table-cell>
          <table:table-cell table:style-name="Tabla12.B1" office:value-type="string">
            <text:p text:style-name="P55">CDU 0<text:span text:style-name="T14">12 <text:s/>- Mostrar Lista de reproducción</text:span></text:p>
          </table:table-cell>
        </table:table-row>
        <table:table-row>
          <table:table-cell table:style-name="Tabla12.A2" office:value-type="string">
            <text:p text:style-name="P97">Actores:</text:p>
          </table:table-cell>
          <table:table-cell table:style-name="Tabla12.B2" office:value-type="string">
            <text:p text:style-name="P75">Usuario</text:p>
          </table:table-cell>
        </table:table-row>
        <table:table-row>
          <table:table-cell table:style-name="Tabla12.A2" office:value-type="string">
            <text:p text:style-name="P97">Tipo</text:p>
          </table:table-cell>
          <table:table-cell table:style-name="Tabla12.B2" office:value-type="string">
            <text:p text:style-name="P55"><text:span text:style-name="T14">Secundario</text:span> , <text:span text:style-name="T15">Esencial.</text:span></text:p>
          </table:table-cell>
        </table:table-row>
        <table:table-row>
          <table:table-cell table:style-name="Tabla12.A2" office:value-type="string">
            <text:p text:style-name="P97">Descripción</text:p>
            <text:p text:style-name="P97"/>
            <text:p text:style-name="P97"/>
            <text:p text:style-name="P97"/>
            <text:p text:style-name="P103"/>
          </table:table-cell>
          <table:table-cell table:style-name="Tabla12.B2" office:value-type="string">
            <text:p text:style-name="P75">Devolverá <text:span text:style-name="T15">las <text:s/>listas <text:s/>de reproducción <text:s/>que los usuarios han creado actualmente</text:span>.</text:p>
          </table:table-cell>
        </table:table-row>
        <table:table-row>
          <table:table-cell table:style-name="Tabla12.A2" office:value-type="string">
            <text:p text:style-name="P108">Curso Normal</text:p>
          </table:table-cell>
          <table:table-cell table:style-name="Tabla12.B2" office:value-type="string">
            <text:list xml:id="list382578529" text:style-name="L11">
              <text:list-item>
                <text:p text:style-name="P181"><text:span text:style-name="T17">El usuario selecciona el boton </text:span><text:span text:style-name="T19">para desplegar Listas de Reproduccion</text:span><text:span text:style-name="T18">.</text:span></text:p>
              </text:list-item>
              <text:list-item>
                <text:p text:style-name="P181"><text:span text:style-name="T17">Luego </text:span><text:span text:style-name="T19">devolvera las Listas de Reproduccion que los usuarios han creado</text:span><text:span text:style-name="T17">.</text:span></text:p>
              </text:list-item>
            </text:list>
          </table:table-cell>
        </table:table-row>
        <table:table-row>
          <table:table-cell table:style-name="Tabla12.A2" office:value-type="string">
            <text:p text:style-name="P113">Curso Alterno</text:p>
          </table:table-cell>
          <table:table-cell table:style-name="Tabla12.B2" office:value-type="string">
            <text:p text:style-name="P76">Linea 2</text:p>
            <text:p text:style-name="P76"/>
            <text:p text:style-name="P76">2.1 Si no existe ninguna lista creada el sistema notificara antes de ingresar a este apartado.</text:p>
          </table:table-cell>
        </table:table-row>
      </table:table>
      <text:p text:style-name="P140"/>
      <text:p text:style-name="P140"/>
      <text:p text:style-name="P140"/>
      <text:p text:style-name="P141"/>
      <table:table table:name="Tabla13" table:style-name="Tabla13">
        <table:table-column table:style-name="Tabla13.A"/>
        <table:table-column table:style-name="Tabla13.B"/>
        <text:soft-page-break/>
        <table:table-row table:style-name="Tabla13.1">
          <table:table-cell table:style-name="Tabla13.A1" office:value-type="string">
            <text:p text:style-name="P119">Nombre</text:p>
          </table:table-cell>
          <table:table-cell table:style-name="Tabla13.B1" office:value-type="string">
            <text:p text:style-name="P56">CDU 0<text:span text:style-name="T25">13 <text:s/>- Administrar mi Información</text:span></text:p>
          </table:table-cell>
        </table:table-row>
        <table:table-row>
          <table:table-cell table:style-name="Tabla13.A2" office:value-type="string">
            <text:p text:style-name="P98">Actores:</text:p>
          </table:table-cell>
          <table:table-cell table:style-name="Tabla13.B2" office:value-type="string">
            <text:p text:style-name="P81">Artista</text:p>
          </table:table-cell>
        </table:table-row>
        <table:table-row>
          <table:table-cell table:style-name="Tabla13.A2" office:value-type="string">
            <text:p text:style-name="P98">Tipo</text:p>
          </table:table-cell>
          <table:table-cell table:style-name="Tabla13.B2" office:value-type="string">
            <text:p text:style-name="P56"><text:span text:style-name="T14">Secundario</text:span> , <text:span text:style-name="T15">Esencial.</text:span></text:p>
          </table:table-cell>
        </table:table-row>
        <table:table-row>
          <table:table-cell table:style-name="Tabla13.A2" office:value-type="string">
            <text:p text:style-name="P98">Descripción</text:p>
            <text:p text:style-name="P98"/>
            <text:p text:style-name="P98"/>
            <text:p text:style-name="P98"/>
            <text:p text:style-name="P104"/>
          </table:table-cell>
          <table:table-cell table:style-name="Tabla13.B2" office:value-type="string">
            <text:p text:style-name="P81">El caso de uso define el comportamiento del sistema ante el cambio de información personal del artista.</text:p>
          </table:table-cell>
        </table:table-row>
        <table:table-row>
          <table:table-cell table:style-name="Tabla13.A2" office:value-type="string">
            <text:p text:style-name="P109">Curso Normal</text:p>
          </table:table-cell>
          <table:table-cell table:style-name="Tabla13.B2" office:value-type="string">
            <text:list xml:id="list495381112" text:style-name="L12">
              <text:list-item>
                <text:p text:style-name="P182"><text:span text:style-name="T17">E</text:span><text:span text:style-name="T20">l sistema despliega toda la información actual del artista.</text:span></text:p>
              </text:list-item>
              <text:list-item>
                <text:p text:style-name="P171">El usuario puede modificar cada uno de los campos del <text:s/>formulario.</text:p>
              </text:list-item>
              <text:list-item>
                <text:p text:style-name="P171">Luego el artista guardara esa información. </text:p>
              </text:list-item>
            </text:list>
          </table:table-cell>
        </table:table-row>
        <table:table-row>
          <table:table-cell table:style-name="Tabla13.A2" office:value-type="string">
            <text:p text:style-name="P114">Curso Alterno</text:p>
          </table:table-cell>
          <table:table-cell table:style-name="Tabla13.B2" office:value-type="string">
            <text:p text:style-name="P77">Linea <text:span text:style-name="T25">2</text:span></text:p>
            <text:p text:style-name="P77"/>
            <text:p text:style-name="P77">2.1 Si <text:span text:style-name="T25">alguno de los campos en el formulario esta vació el sistema notificara al usuario de tal manera que necesite ingresar toda la información requerida.</text:span></text:p>
          </table:table-cell>
        </table:table-row>
      </table:table>
      <text:p text:style-name="P141"/>
      <text:p text:style-name="P141"/>
      <text:p text:style-name="P141"/>
      <text:p text:style-name="P141"/>
      <text:p text:style-name="P142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120">Nombre</text:p>
          </table:table-cell>
          <table:table-cell table:style-name="Tabla14.B1" office:value-type="string">
            <text:p text:style-name="P57">CDU 0<text:span text:style-name="T25">14 <text:s/>- Crear Album</text:span></text:p>
          </table:table-cell>
        </table:table-row>
        <table:table-row>
          <table:table-cell table:style-name="Tabla14.A2" office:value-type="string">
            <text:p text:style-name="P99">Actores:</text:p>
          </table:table-cell>
          <table:table-cell table:style-name="Tabla14.B2" office:value-type="string">
            <text:p text:style-name="P82">Artista</text:p>
          </table:table-cell>
        </table:table-row>
        <table:table-row>
          <table:table-cell table:style-name="Tabla14.A2" office:value-type="string">
            <text:p text:style-name="P99">Tipo</text:p>
          </table:table-cell>
          <table:table-cell table:style-name="Tabla14.B2" office:value-type="string">
            <text:p text:style-name="P57"><text:span text:style-name="T26">Primario</text:span> , <text:span text:style-name="T15">Esencial.</text:span></text:p>
          </table:table-cell>
        </table:table-row>
        <table:table-row>
          <table:table-cell table:style-name="Tabla14.A2" office:value-type="string">
            <text:p text:style-name="P99">Descripción</text:p>
            <text:p text:style-name="P99"/>
            <text:p text:style-name="P99"/>
            <text:p text:style-name="P99"/>
            <text:p text:style-name="P105"/>
          </table:table-cell>
          <table:table-cell table:style-name="Tabla14.B2" office:value-type="string">
            <text:p text:style-name="P84">Crear Album permitirá al Artista generar un album de sus canciones.</text:p>
          </table:table-cell>
        </table:table-row>
        <table:table-row>
          <table:table-cell table:style-name="Tabla14.A2" office:value-type="string">
            <text:p text:style-name="P110">Curso Normal</text:p>
          </table:table-cell>
          <table:table-cell table:style-name="Tabla14.B2" office:value-type="string">
            <text:list xml:id="list1659279296" text:style-name="L13">
              <text:list-item>
                <text:p text:style-name="P183"><text:span text:style-name="T21">El artista selecciona crear </text:span><text:span text:style-name="T22">Álbum</text:span><text:span text:style-name="T21"> .</text:span></text:p>
              </text:list-item>
            </text:list>
            <text:p text:style-name="P84"/>
            <text:list xml:id="list192226929543761" text:continue-numbering="true" text:style-name="L13">
              <text:list-item>
                <text:p text:style-name="P173">Un formulario con información necesaria para el Album se despliega en pantalla.</text:p>
              </text:list-item>
            </text:list>
            <text:p text:style-name="P84"/>
            <text:list xml:id="list192225834409268" text:continue-numbering="true" text:style-name="L13">
              <text:list-item>
                <text:p text:style-name="P173">El Artista ingresa toda la información.</text:p>
              </text:list-item>
            </text:list>
            <text:p text:style-name="P84"/>
            <text:list xml:id="list192227112095082" text:continue-numbering="true" text:style-name="L13">
              <text:list-item>
                <text:p text:style-name="P183"><text:span text:style-name="T21">Luego de crear el </text:span><text:span text:style-name="T22">Álbum</text:span><text:span text:style-name="T21">, el caso de uso <text:s/></text:span><text:span text:style-name="T22">hace referencia </text:span><text:span text:style-name="T24">&lt;</text:span><text:span text:style-name="T21">include</text:span><text:span text:style-name="T24">&gt; </text:span><text:span text:style-name="T22">a </text:span><text:span text:style-name="T21">C</text:span><text:span text:style-name="T22">D</text:span><text:span text:style-name="T21">U 015 – Agregar Canción.</text:span><text:span text:style-name="T24"> </text:span></text:p>
              </text:list-item>
            </text:list>
            <text:p text:style-name="P84"/>
            <text:p text:style-name="P123"/>
          </table:table-cell>
        </table:table-row>
        <table:table-row>
          <table:table-cell table:style-name="Tabla14.A2" office:value-type="string">
            <text:p text:style-name="P115">Curso Alterno</text:p>
          </table:table-cell>
          <table:table-cell table:style-name="Tabla14.B2" office:value-type="string">
            <text:p text:style-name="P78"/>
          </table:table-cell>
        </table:table-row>
      </table:table>
      <text:p text:style-name="P142"/>
      <text:p text:style-name="P142"><text:soft-page-break/></text:p>
      <text:p text:style-name="P143"/>
      <text:p text:style-name="P145"/>
      <text:p text:style-name="P143"/>
      <text:p text:style-name="P143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121">Nombre</text:p>
          </table:table-cell>
          <table:table-cell table:style-name="Tabla16.B1" office:value-type="string">
            <text:p text:style-name="P58">CDU 0<text:span text:style-name="T27">15 <text:s/>- Agregar Canción</text:span></text:p>
          </table:table-cell>
        </table:table-row>
        <table:table-row>
          <table:table-cell table:style-name="Tabla16.A2" office:value-type="string">
            <text:p text:style-name="P100">Actores:</text:p>
          </table:table-cell>
          <table:table-cell table:style-name="Tabla16.B2" office:value-type="string">
            <text:p text:style-name="P83">Artista</text:p>
          </table:table-cell>
        </table:table-row>
        <table:table-row>
          <table:table-cell table:style-name="Tabla16.A2" office:value-type="string">
            <text:p text:style-name="P100">Tipo</text:p>
          </table:table-cell>
          <table:table-cell table:style-name="Tabla16.B2" office:value-type="string">
            <text:p text:style-name="P58"><text:span text:style-name="T26">Primario</text:span> , <text:span text:style-name="T15">Esencial.</text:span></text:p>
          </table:table-cell>
        </table:table-row>
        <table:table-row>
          <table:table-cell table:style-name="Tabla16.A2" office:value-type="string">
            <text:p text:style-name="P100">Descripción</text:p>
            <text:p text:style-name="P100"/>
            <text:p text:style-name="P100"/>
            <text:p text:style-name="P100"/>
            <text:p text:style-name="P106"/>
          </table:table-cell>
          <table:table-cell table:style-name="Tabla16.B2" office:value-type="string">
            <text:p text:style-name="P85">El usuario tendrá la posibilidad de agregar las canciones que quiera a un álbum.</text:p>
          </table:table-cell>
        </table:table-row>
        <table:table-row>
          <table:table-cell table:style-name="Tabla16.A2" office:value-type="string">
            <text:p text:style-name="P111">Curso Normal</text:p>
          </table:table-cell>
          <table:table-cell table:style-name="Tabla16.B2" office:value-type="string">
            <text:list xml:id="list2147594491" text:style-name="L14">
              <text:list-item>
                <text:p text:style-name="P174">El usuario agrega canción a un Álbum.</text:p>
                <text:p text:style-name="P174"/>
              </text:list-item>
              <text:list-item>
                <text:p text:style-name="P174">Ingresa todos los datos necesario para validar el formulario.</text:p>
                <text:p text:style-name="P184"/>
              </text:list-item>
            </text:list>
          </table:table-cell>
        </table:table-row>
        <table:table-row>
          <table:table-cell table:style-name="Tabla16.A2" office:value-type="string">
            <text:p text:style-name="P116">Curso Alterno</text:p>
          </table:table-cell>
          <table:table-cell table:style-name="Tabla16.B2" office:value-type="string">
            <text:p text:style-name="P79"/>
          </table:table-cell>
        </table:table-row>
      </table:table>
      <text:p text:style-name="P143"/>
      <text:p text:style-name="P143"/>
      <text:p text:style-name="P144"/>
      <text:p text:style-name="P144"/>
      <text:p text:style-name="P144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22">Nombre</text:p>
          </table:table-cell>
          <table:table-cell table:style-name="Tabla17.B1" office:value-type="string">
            <text:p text:style-name="P59">CDU 0<text:span text:style-name="T27">16 <text:s/>- Salir</text:span></text:p>
          </table:table-cell>
        </table:table-row>
        <table:table-row>
          <table:table-cell table:style-name="Tabla17.A2" office:value-type="string">
            <text:p text:style-name="P101">Actores:</text:p>
          </table:table-cell>
          <table:table-cell table:style-name="Tabla17.B2" office:value-type="string">
            <text:p text:style-name="P86">Usuario , Administrador</text:p>
          </table:table-cell>
        </table:table-row>
        <table:table-row>
          <table:table-cell table:style-name="Tabla17.A2" office:value-type="string">
            <text:p text:style-name="P101">Tipo</text:p>
          </table:table-cell>
          <table:table-cell table:style-name="Tabla17.B2" office:value-type="string">
            <text:p text:style-name="P59"><text:span text:style-name="T26">Primario</text:span> , <text:span text:style-name="T15">Esencial.</text:span></text:p>
          </table:table-cell>
        </table:table-row>
        <table:table-row>
          <table:table-cell table:style-name="Tabla17.A2" office:value-type="string">
            <text:p text:style-name="P101">Descripción</text:p>
            <text:p text:style-name="P101"/>
            <text:p text:style-name="P101"/>
            <text:p text:style-name="P101"/>
            <text:p text:style-name="P107"/>
          </table:table-cell>
          <table:table-cell table:style-name="Tabla17.B2" office:value-type="string">
            <text:p text:style-name="P86">El caso de uso define la interacción final del usuario o administrador con el sistema en caso de salir de la plataforma para cerrar sesión.</text:p>
          </table:table-cell>
        </table:table-row>
        <table:table-row>
          <table:table-cell table:style-name="Tabla17.A2" office:value-type="string">
            <text:p text:style-name="P112">Curso Normal</text:p>
          </table:table-cell>
          <table:table-cell table:style-name="Tabla17.B2" office:value-type="string">
            <text:list xml:id="list2170092178" text:style-name="L15">
              <text:list-item>
                <text:p text:style-name="P175">Selecciona la opción salir.</text:p>
              </text:list-item>
              <text:list-item>
                <text:p text:style-name="P175"/>
              </text:list-item>
              <text:list-item>
                <text:p text:style-name="P175">El sistema despliega un cuadro de dialogo si en verdad quiere salir del sistema.</text:p>
              </text:list-item>
              <text:list-item>
                <text:p text:style-name="P175">El usuario valida su respuesta .</text:p>
              </text:list-item>
              <text:list-item>
                <text:p text:style-name="P175">Se cierra la sesión activa.</text:p>
              </text:list-item>
            </text:list>
            <text:list xml:id="list192227576798343" text:continue-list="list2147594491" text:style-name="L14">
              <text:list-header>
                <text:p text:style-name="P185"/>
              </text:list-header>
            </text:list>
          </table:table-cell>
        </table:table-row>
        <table:table-row>
          <table:table-cell table:style-name="Tabla17.A2" office:value-type="string">
            <text:p text:style-name="P117">Curso Alterno</text:p>
          </table:table-cell>
          <table:table-cell table:style-name="Tabla17.B2" office:value-type="string">
            <text:p text:style-name="P80"/>
          </table:table-cell>
        </table:table-row>
      </table:table>
      <text:p text:style-name="P144"/>
      <text:p text:style-name="P144"/>
      <text:p text:style-name="P144"/>
      <text:p text:style-name="P144"/>
      <text:p text:style-name="P144"/>
      <text:p text:style-name="P144"/>
      <text:p text:style-name="P144"><text:soft-page-break/></text:p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22">Nombre</text:p>
          </table:table-cell>
          <table:table-cell table:style-name="Tabla15.B1" office:value-type="string">
            <text:p text:style-name="P59">CDU 0<text:span text:style-name="T27">17 <text:s/>- Bloquear Artista</text:span></text:p>
          </table:table-cell>
        </table:table-row>
        <table:table-row>
          <table:table-cell table:style-name="Tabla15.A2" office:value-type="string">
            <text:p text:style-name="P101">Actores:</text:p>
          </table:table-cell>
          <table:table-cell table:style-name="Tabla15.B2" office:value-type="string">
            <text:p text:style-name="P86">Administrador</text:p>
          </table:table-cell>
        </table:table-row>
        <table:table-row>
          <table:table-cell table:style-name="Tabla15.A2" office:value-type="string">
            <text:p text:style-name="P101">Tipo</text:p>
          </table:table-cell>
          <table:table-cell table:style-name="Tabla15.B2" office:value-type="string">
            <text:p text:style-name="P59"><text:span text:style-name="T26">Primario</text:span> , <text:span text:style-name="T15">Esencial.</text:span></text:p>
          </table:table-cell>
        </table:table-row>
        <table:table-row>
          <table:table-cell table:style-name="Tabla15.A2" office:value-type="string">
            <text:p text:style-name="P101">Descripción</text:p>
            <text:p text:style-name="P101"/>
            <text:p text:style-name="P101"/>
            <text:p text:style-name="P101"/>
            <text:p text:style-name="P107"/>
          </table:table-cell>
          <table:table-cell table:style-name="Tabla15.B2" office:value-type="string">
            <text:p text:style-name="P87">El administrador podra bloquear a cualquier artista si el caso lo requiere.</text:p>
          </table:table-cell>
        </table:table-row>
        <table:table-row>
          <table:table-cell table:style-name="Tabla15.A2" office:value-type="string">
            <text:p text:style-name="P112">Curso Normal</text:p>
          </table:table-cell>
          <table:table-cell table:style-name="Tabla15.B2" office:value-type="string">
            <text:list xml:id="list554025779" text:style-name="L16">
              <text:list-item>
                <text:p text:style-name="P176">El administrador buscara la lista de usuarios.</text:p>
                <text:p text:style-name="P176"/>
              </text:list-item>
              <text:list-item>
                <text:p text:style-name="P176">Seleccionara al usuario que no cumple con los requerimientos de la plataforma .</text:p>
                <text:p text:style-name="P176"/>
              </text:list-item>
              <text:list-item>
                <text:p text:style-name="P176">Bloque al usuario por el tiempo necesario.</text:p>
              </text:list-item>
            </text:list>
            <text:list xml:id="list1221254990" text:style-name="L17">
              <text:list-header>
                <text:p text:style-name="P186"/>
              </text:list-header>
            </text:list>
          </table:table-cell>
        </table:table-row>
        <table:table-row>
          <table:table-cell table:style-name="Tabla15.A2" office:value-type="string">
            <text:p text:style-name="P117">Curso Alterno</text:p>
          </table:table-cell>
          <table:table-cell table:style-name="Tabla15.B2" office:value-type="string">
            <text:p text:style-name="P80"/>
          </table:table-cell>
        </table:table-row>
      </table:table>
      <text:p text:style-name="P144"/>
      <text:p text:style-name="P144"/>
      <text:p text:style-name="P144"/>
      <text:p text:style-name="P144"/>
      <text:p text:style-name="P144"/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p text:style-name="P122">Nombre</text:p>
          </table:table-cell>
          <table:table-cell table:style-name="Tabla18.B1" office:value-type="string">
            <text:p text:style-name="P59">CDU 0<text:span text:style-name="T27">18 <text:s/>- Eliminar Artista</text:span></text:p>
          </table:table-cell>
        </table:table-row>
        <table:table-row>
          <table:table-cell table:style-name="Tabla18.A2" office:value-type="string">
            <text:p text:style-name="P101">Actores:</text:p>
          </table:table-cell>
          <table:table-cell table:style-name="Tabla18.B2" office:value-type="string">
            <text:p text:style-name="P86"><text:span text:style-name="T28">Usuario,</text:span>Administrador</text:p>
          </table:table-cell>
        </table:table-row>
        <table:table-row>
          <table:table-cell table:style-name="Tabla18.A2" office:value-type="string">
            <text:p text:style-name="P101">Tipo</text:p>
          </table:table-cell>
          <table:table-cell table:style-name="Tabla18.B2" office:value-type="string">
            <text:p text:style-name="P59"><text:span text:style-name="T26">Primario</text:span> , <text:span text:style-name="T15">Esencial.</text:span></text:p>
          </table:table-cell>
        </table:table-row>
        <table:table-row>
          <table:table-cell table:style-name="Tabla18.A2" office:value-type="string">
            <text:p text:style-name="P101">Descripción</text:p>
            <text:p text:style-name="P101"/>
            <text:p text:style-name="P101"/>
            <text:p text:style-name="P101"/>
            <text:p text:style-name="P107"/>
          </table:table-cell>
          <table:table-cell table:style-name="Tabla18.B2" office:value-type="string">
            <text:p text:style-name="P87">El administrador podrá eliminar artistas o el mismo usuario podrá eliminar su artista vinculado.</text:p>
          </table:table-cell>
        </table:table-row>
        <table:table-row>
          <table:table-cell table:style-name="Tabla18.A2" office:value-type="string">
            <text:p text:style-name="P112">Curso Normal</text:p>
          </table:table-cell>
          <table:table-cell table:style-name="Tabla18.B2" office:value-type="string">
            <text:list xml:id="list1368623824" text:style-name="L18">
              <text:list-item>
                <text:p text:style-name="P177">El administrador buscara la lista de usuarios o el usuario ingresara a su perfil como artista.</text:p>
                <text:p text:style-name="P177"/>
              </text:list-item>
              <text:list-item>
                <text:p text:style-name="P177">Seleccionara al usuario que no cumple con los requerimientos de la plataforma.</text:p>
                <text:p text:style-name="P177"/>
              </text:list-item>
              <text:list-item>
                <text:p text:style-name="P187"><text:span text:style-name="T23">Elimina</text:span><text:span text:style-name="T16"> al usuario por el tiempo necesario.</text:span></text:p>
              </text:list-item>
            </text:list>
            <text:p text:style-name="P124"/>
          </table:table-cell>
        </table:table-row>
        <table:table-row>
          <table:table-cell table:style-name="Tabla18.A2" office:value-type="string">
            <text:p text:style-name="P117">Curso Alterno</text:p>
          </table:table-cell>
          <table:table-cell table:style-name="Tabla18.B2" office:value-type="string">
            <text:p text:style-name="P80"/>
          </table:table-cell>
        </table:table-row>
      </table:table>
      <text:p text:style-name="P1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s" fo:country="E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3:07:35.416000000</meta:creation-date>
    <dc:date>2018-04-17T19:22:25.100000000</dc:date>
    <meta:editing-duration>PT3H32M22S</meta:editing-duration>
    <meta:editing-cycles>22</meta:editing-cycles>
    <meta:generator>LibreOffice/6.0.0.3$Windows_X86_64 LibreOffice_project/64a0f66915f38c6217de274f0aa8e15618924765</meta:generator>
    <meta:document-statistic meta:table-count="17" meta:image-count="0" meta:object-count="0" meta:page-count="8" meta:paragraph-count="226" meta:word-count="1223" meta:character-count="7396" meta:non-whitespace-character-count="6399"/>
  </office:meta>
</office:document-meta>
</file>